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adornments="Regular" style:font-pitch="variable" style:font-charset="x-symbol"/>
    <style:font-face style:name="StarSymbol" svg:font-family="StarSymbol"/>
    <style:font-face style:name="Inconsolata" svg:font-family="Inconsolata" style:font-adornments="Regular" style:font-pitch="fixed"/>
    <style:font-face style:name="Bitstream Vera Sans Mono" svg:font-family="'Bitstream Vera Sans Mono'" style:font-family-generic="modern" style:font-pitch="fixed"/>
    <style:font-face style:name="FreeMono" svg:font-family="FreeMono" style:font-adornments="Normal" style:font-family-generic="modern" style:font-pitch="fixed"/>
    <style:font-face style:name="Arial Black" svg:font-family="'Arial Black'" style:font-adornments="Normal" style:font-pitch="variable"/>
    <style:font-face style:name="Delicious Heavy" svg:font-family="'Delicious Heavy'" style:font-adornments="Regular" style:font-pitch="variable"/>
    <style:font-face style:name="Linux Libertine1" svg:font-family="'Linux Libertine'" style:font-adornments="Bold" style:font-pitch="variable"/>
    <style:font-face style:name="Linux Libertine" svg:font-family="'Linux Libertine'"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3.499cm" table:align="margins"/>
    </style:style>
    <style:style style:name="Table4.A" style:family="table-column">
      <style:table-column-properties style:column-width="2.93cm" style:rel-column-width="14221*"/>
    </style:style>
    <style:style style:name="Table4.B" style:family="table-column">
      <style:table-column-properties style:column-width="10.569cm" style:rel-column-width="51314*"/>
    </style:style>
    <style:style style:name="Table4.A1" style:family="table-cell">
      <style:table-cell-properties style:vertical-align="bottom" fo:padding="0.097cm" fo:border-left="none" fo:border-right="none" fo:border-top="0.035cm solid #cccccc" fo:border-bottom="none"/>
    </style:style>
    <style:style style:name="Table4.A2" style:family="table-cell">
      <style:table-cell-properties style:vertical-align="bottom" fo:padding="0.097cm" fo:border="none"/>
    </style:style>
    <style:style style:name="Table4.A4" style:family="table-cell">
      <style:table-cell-properties style:vertical-align="bottom" fo:padding="0.097cm" fo:border-left="none" fo:border-right="none" fo:border-top="none" fo:border-bottom="0.035cm solid #cccccc"/>
    </style:style>
    <style:style style:name="Table3" style:family="table">
      <style:table-properties style:width="13.499cm" table:align="margins" style:may-break-between-rows="false"/>
    </style:style>
    <style:style style:name="Table3.A" style:family="table-column">
      <style:table-column-properties style:column-width="2.57cm" style:rel-column-width="12476*"/>
    </style:style>
    <style:style style:name="Table3.B" style:family="table-column">
      <style:table-column-properties style:column-width="10.929cm" style:rel-column-width="53059*"/>
    </style:style>
    <style:style style:name="Table3.A1" style:family="table-cell">
      <style:table-cell-properties fo:background-color="transparent" fo:padding="0.097cm" fo:border-left="none" fo:border-right="none" fo:border-top="0.035cm solid #cccccc" fo:border-bottom="none">
        <style:background-image/>
      </style:table-cell-properties>
    </style:style>
    <style:style style:name="Table3.A2" style:family="table-cell">
      <style:table-cell-properties fo:background-color="transparent" fo:padding="0.097cm" fo:border="none">
        <style:background-image/>
      </style:table-cell-properties>
    </style:style>
    <style:style style:name="Table3.A4" style:family="table-cell">
      <style:table-cell-properties fo:background-color="transparent" fo:padding="0.097cm" fo:border-left="none" fo:border-right="none" fo:border-top="none" fo:border-bottom="0.035cm solid #cccccc">
        <style:background-image/>
      </style:table-cell-properties>
    </style:style>
    <style:style style:name="Table10" style:family="table">
      <style:table-properties style:width="13.499cm" table:align="margins" style:may-break-between-rows="false"/>
    </style:style>
    <style:style style:name="Table10.A" style:family="table-column">
      <style:table-column-properties style:column-width="2.93cm" style:rel-column-width="14221*"/>
    </style:style>
    <style:style style:name="Table10.B" style:family="table-column">
      <style:table-column-properties style:column-width="10.569cm" style:rel-column-width="51314*"/>
    </style:style>
    <style:style style:name="Table10.A1" style:family="table-cell">
      <style:table-cell-properties fo:background-color="transparent" fo:padding="0.097cm" fo:border-left="none" fo:border-right="none" fo:border-top="0.035cm solid #cccccc" fo:border-bottom="none">
        <style:background-image/>
      </style:table-cell-properties>
    </style:style>
    <style:style style:name="Table10.A2" style:family="table-cell">
      <style:table-cell-properties fo:background-color="transparent" fo:padding="0.097cm" fo:border="none">
        <style:background-image/>
      </style:table-cell-properties>
    </style:style>
    <style:style style:name="Table10.A4" style:family="table-cell">
      <style:table-cell-properties fo:background-color="transparent" fo:padding="0.097cm" fo:border-left="none" fo:border-right="none" fo:border-top="none" fo:border-bottom="0.035cm solid #cccccc">
        <style:background-image/>
      </style:table-cell-properties>
    </style:style>
    <style:style style:name="Table1" style:family="table">
      <style:table-properties style:width="13.499cm" table:align="margins" style:may-break-between-rows="false"/>
    </style:style>
    <style:style style:name="Table1.A" style:family="table-column">
      <style:table-column-properties style:column-width="2.93cm" style:rel-column-width="14221*"/>
    </style:style>
    <style:style style:name="Table1.B" style:family="table-column">
      <style:table-column-properties style:column-width="10.569cm" style:rel-column-width="51314*"/>
    </style:style>
    <style:style style:name="Table1.A1" style:family="table-cell">
      <style:table-cell-properties fo:background-color="transparent" fo:padding="0.097cm" fo:border-left="none" fo:border-right="none" fo:border-top="0.035cm solid #cccccc" fo:border-bottom="none">
        <style:background-image/>
      </style:table-cell-properties>
    </style:style>
    <style:style style:name="Table1.A2" style:family="table-cell">
      <style:table-cell-properties fo:background-color="transparent" fo:padding="0.097cm" fo:border="none">
        <style:background-image/>
      </style:table-cell-properties>
    </style:style>
    <style:style style:name="Table1.A4" style:family="table-cell">
      <style:table-cell-properties fo:background-color="transparent" fo:padding="0.097cm" fo:border-left="none" fo:border-right="none" fo:border-top="none" fo:border-bottom="0.035cm solid #cccccc">
        <style:background-image/>
      </style:table-cell-properties>
    </style:style>
    <style:style style:name="Table6" style:family="table">
      <style:table-properties style:width="13.499cm" table:align="margins" style:may-break-between-rows="false"/>
    </style:style>
    <style:style style:name="Table6.A" style:family="table-column">
      <style:table-column-properties style:column-width="2.93cm" style:rel-column-width="14221*"/>
    </style:style>
    <style:style style:name="Table6.B" style:family="table-column">
      <style:table-column-properties style:column-width="10.569cm" style:rel-column-width="51314*"/>
    </style:style>
    <style:style style:name="Table6.A1" style:family="table-cell">
      <style:table-cell-properties fo:background-color="transparent" fo:padding="0.097cm" fo:border-left="none" fo:border-right="none" fo:border-top="0.035cm solid #cccccc" fo:border-bottom="none">
        <style:background-image/>
      </style:table-cell-properties>
    </style:style>
    <style:style style:name="Table6.A2" style:family="table-cell">
      <style:table-cell-properties fo:background-color="transparent" fo:padding="0.097cm" fo:border-left="none" fo:border-right="none" fo:border-top="none" fo:border-bottom="0.035cm solid #cccccc">
        <style:background-image/>
      </style:table-cell-properties>
    </style:style>
    <style:style style:name="Table12" style:family="table">
      <style:table-properties style:width="13.499cm" table:align="margins" style:may-break-between-rows="false"/>
    </style:style>
    <style:style style:name="Table12.A" style:family="table-column">
      <style:table-column-properties style:column-width="2.93cm" style:rel-column-width="14221*"/>
    </style:style>
    <style:style style:name="Table12.B" style:family="table-column">
      <style:table-column-properties style:column-width="10.569cm" style:rel-column-width="51314*"/>
    </style:style>
    <style:style style:name="Table12.A1" style:family="table-cell">
      <style:table-cell-properties fo:background-color="transparent" fo:padding="0.097cm" fo:border-left="none" fo:border-right="none" fo:border-top="0.035cm solid #cccccc" fo:border-bottom="none">
        <style:background-image/>
      </style:table-cell-properties>
    </style:style>
    <style:style style:name="Table12.A2" style:family="table-cell">
      <style:table-cell-properties fo:background-color="transparent" fo:padding="0.097cm" fo:border-left="none" fo:border-right="none" fo:border-top="none" fo:border-bottom="0.035cm solid #cccccc">
        <style:background-image/>
      </style:table-cell-properties>
    </style:style>
    <style:style style:name="Table9" style:family="table">
      <style:table-properties style:width="13.499cm" table:align="margins" style:may-break-between-rows="false"/>
    </style:style>
    <style:style style:name="Table9.A" style:family="table-column">
      <style:table-column-properties style:column-width="2.93cm" style:rel-column-width="14221*"/>
    </style:style>
    <style:style style:name="Table9.B" style:family="table-column">
      <style:table-column-properties style:column-width="10.569cm" style:rel-column-width="51314*"/>
    </style:style>
    <style:style style:name="Table9.A1" style:family="table-cell">
      <style:table-cell-properties fo:background-color="transparent" fo:padding="0.097cm" fo:border-left="none" fo:border-right="none" fo:border-top="0.035cm solid #cccccc" fo:border-bottom="none">
        <style:background-image/>
      </style:table-cell-properties>
    </style:style>
    <style:style style:name="Table9.A2" style:family="table-cell">
      <style:table-cell-properties fo:background-color="transparent" fo:padding="0.097cm" fo:border="none">
        <style:background-image/>
      </style:table-cell-properties>
    </style:style>
    <style:style style:name="Table9.A4" style:family="table-cell">
      <style:table-cell-properties fo:background-color="transparent" fo:padding="0.097cm" fo:border-left="none" fo:border-right="none" fo:border-top="none" fo:border-bottom="0.035cm solid #cccccc">
        <style:background-image/>
      </style:table-cell-properties>
    </style:style>
    <style:style style:name="Table11" style:family="table">
      <style:table-properties style:width="13.499cm" table:align="margins" style:may-break-between-rows="false"/>
    </style:style>
    <style:style style:name="Table11.A" style:family="table-column">
      <style:table-column-properties style:column-width="2.93cm" style:rel-column-width="14221*"/>
    </style:style>
    <style:style style:name="Table11.B" style:family="table-column">
      <style:table-column-properties style:column-width="10.569cm" style:rel-column-width="51314*"/>
    </style:style>
    <style:style style:name="Table11.A1" style:family="table-cell">
      <style:table-cell-properties fo:background-color="transparent" fo:padding="0.097cm" fo:border-left="none" fo:border-right="none" fo:border-top="0.035cm solid #cccccc" fo:border-bottom="none">
        <style:background-image/>
      </style:table-cell-properties>
    </style:style>
    <style:style style:name="Table11.A2" style:family="table-cell">
      <style:table-cell-properties fo:background-color="transparent" fo:padding="0.097cm" fo:border="none">
        <style:background-image/>
      </style:table-cell-properties>
    </style:style>
    <style:style style:name="Table11.A3" style:family="table-cell">
      <style:table-cell-properties fo:background-color="transparent" fo:padding="0.097cm" fo:border-left="none" fo:border-right="none" fo:border-top="none" fo:border-bottom="0.035cm solid #cccccc">
        <style:background-image/>
      </style:table-cell-properties>
    </style:style>
    <style:style style:name="Table8" style:family="table">
      <style:table-properties style:width="13.499cm" table:align="margins" style:may-break-between-rows="false"/>
    </style:style>
    <style:style style:name="Table8.A" style:family="table-column">
      <style:table-column-properties style:column-width="2.93cm" style:rel-column-width="14221*"/>
    </style:style>
    <style:style style:name="Table8.B" style:family="table-column">
      <style:table-column-properties style:column-width="10.569cm" style:rel-column-width="51314*"/>
    </style:style>
    <style:style style:name="Table8.A1" style:family="table-cell">
      <style:table-cell-properties fo:background-color="transparent" fo:padding="0.097cm" fo:border-left="none" fo:border-right="none" fo:border-top="0.035cm solid #cccccc" fo:border-bottom="none">
        <style:background-image/>
      </style:table-cell-properties>
    </style:style>
    <style:style style:name="Table8.A2" style:family="table-cell">
      <style:table-cell-properties fo:background-color="transparent" fo:padding="0.097cm" fo:border="none">
        <style:background-image/>
      </style:table-cell-properties>
    </style:style>
    <style:style style:name="Table8.A4" style:family="table-cell">
      <style:table-cell-properties fo:background-color="transparent" fo:padding="0.097cm" fo:border-left="none" fo:border-right="none" fo:border-top="none" fo:border-bottom="0.035cm solid #cccccc">
        <style:background-image/>
      </style:table-cell-properties>
    </style:style>
    <style:style style:name="Table5" style:family="table">
      <style:table-properties style:width="13.499cm" table:align="margins" style:may-break-between-rows="false"/>
    </style:style>
    <style:style style:name="Table5.A" style:family="table-column">
      <style:table-column-properties style:column-width="2.93cm" style:rel-column-width="14221*"/>
    </style:style>
    <style:style style:name="Table5.B" style:family="table-column">
      <style:table-column-properties style:column-width="10.569cm" style:rel-column-width="51314*"/>
    </style:style>
    <style:style style:name="Table5.A1" style:family="table-cell">
      <style:table-cell-properties fo:background-color="transparent" fo:padding="0.097cm" fo:border-left="none" fo:border-right="none" fo:border-top="0.035cm solid #cccccc" fo:border-bottom="none">
        <style:background-image/>
      </style:table-cell-properties>
    </style:style>
    <style:style style:name="Table5.A2" style:family="table-cell">
      <style:table-cell-properties fo:background-color="transparent" fo:padding="0.097cm" fo:border="none">
        <style:background-image/>
      </style:table-cell-properties>
    </style:style>
    <style:style style:name="Table5.A3" style:family="table-cell">
      <style:table-cell-properties fo:background-color="transparent" fo:padding="0.097cm" fo:border-left="none" fo:border-right="none" fo:border-top="none" fo:border-bottom="0.035cm solid #cccccc">
        <style:background-image/>
      </style:table-cell-properties>
    </style:style>
    <style:style style:name="Table7" style:family="table">
      <style:table-properties style:width="13.499cm" table:align="margins" style:may-break-between-rows="false"/>
    </style:style>
    <style:style style:name="Table7.A" style:family="table-column">
      <style:table-column-properties style:column-width="2.93cm" style:rel-column-width="14221*"/>
    </style:style>
    <style:style style:name="Table7.B" style:family="table-column">
      <style:table-column-properties style:column-width="10.569cm" style:rel-column-width="51314*"/>
    </style:style>
    <style:style style:name="Table7.A1" style:family="table-cell">
      <style:table-cell-properties fo:background-color="transparent" fo:padding="0.097cm" fo:border-left="none" fo:border-right="none" fo:border-top="0.035cm solid #cccccc" fo:border-bottom="none">
        <style:background-image/>
      </style:table-cell-properties>
    </style:style>
    <style:style style:name="Table7.A2" style:family="table-cell">
      <style:table-cell-properties fo:background-color="transparent" fo:padding="0.097cm" fo:border-left="none" fo:border-right="none" fo:border-top="none" fo:border-bottom="0.035cm solid #cccccc">
        <style:background-image/>
      </style:table-cell-properties>
    </style:style>
    <style:style style:name="Table2" style:family="table">
      <style:table-properties style:width="13.499cm" table:align="margins" style:may-break-between-rows="false"/>
    </style:style>
    <style:style style:name="Table2.A" style:family="table-column">
      <style:table-column-properties style:column-width="2.93cm" style:rel-column-width="14221*"/>
    </style:style>
    <style:style style:name="Table2.B" style:family="table-column">
      <style:table-column-properties style:column-width="10.569cm" style:rel-column-width="51314*"/>
    </style:style>
    <style:style style:name="Table2.A1" style:family="table-cell">
      <style:table-cell-properties fo:background-color="transparent" fo:padding="0.097cm" fo:border-left="none" fo:border-right="none" fo:border-top="0.035cm solid #cccccc" fo:border-bottom="none">
        <style:background-image/>
      </style:table-cell-properties>
    </style:style>
    <style:style style:name="Table2.A2" style:family="table-cell">
      <style:table-cell-properties fo:background-color="transparent" fo:padding="0.097cm" fo:border="none">
        <style:background-image/>
      </style:table-cell-properties>
    </style:style>
    <style:style style:name="Table2.A3" style:family="table-cell">
      <style:table-cell-properties fo:background-color="transparent" fo:padding="0.097cm" fo:border-left="none" fo:border-right="none" fo:border-top="none" fo:border-bottom="0.035cm solid #cccccc">
        <style:background-image/>
      </style:table-cell-properties>
    </style:style>
    <style:style style:name="P1" style:family="paragraph" style:parent-style-name="Text_20_body">
      <style:text-properties fo:background-color="transparent"/>
    </style:style>
    <style:style style:name="P2" style:family="paragraph" style:parent-style-name="Text_20_body">
      <style:text-properties fo:language="en" fo:country="US"/>
    </style:style>
    <style:style style:name="P3" style:family="paragraph" style:parent-style-name="Text_20_body">
      <style:text-properties fo:font-style="italic" fo:background-color="transparent" style:font-style-asian="italic" style:font-style-complex="italic"/>
    </style:style>
    <style:style style:name="P4" style:family="paragraph" style:parent-style-name="Table_20_Contents">
      <style:paragraph-properties fo:text-align="end" style:justify-single-word="false"/>
      <style:text-properties fo:color="#000000" style:text-outline="false" style:text-line-through-style="none" style:font-name="Linux Libertine1" fo:font-size="9.5pt" fo:font-style="normal" fo:text-shadow="none" style:text-underline-style="none" fo:font-weight="bold" style:font-size-asian="9.5pt" style:font-style-asian="normal" style:font-weight-asian="bold" style:font-size-complex="9.5pt" style:font-style-complex="normal" style:font-weight-complex="bold"/>
    </style:style>
    <style:style style:name="P5" style:family="paragraph" style:parent-style-name="Table_20_Contents">
      <style:paragraph-properties fo:text-align="start" style:justify-single-word="false"/>
      <style:text-properties fo:color="#000000" style:text-outline="false" style:text-line-through-style="none" style:font-name="Linux Libertine" fo:font-size="9.5pt" fo:font-style="normal" fo:text-shadow="none" style:text-underline-style="none" fo:font-weight="normal" style:font-size-asian="9.5pt" style:font-style-asian="normal" style:font-weight-asian="normal" style:font-size-complex="9.5pt" style:font-style-complex="normal" style:font-weight-complex="normal"/>
    </style:style>
    <style:style style:name="P6" style:family="paragraph" style:parent-style-name="Table_20_Contents">
      <style:paragraph-properties fo:text-align="end" style:justify-single-word="false"/>
      <style:text-properties fo:font-weight="bold" style:font-weight-asian="bold" style:font-weight-complex="bold"/>
    </style:style>
    <style:style style:name="P7" style:family="paragraph" style:parent-style-name="Text_20_body">
      <style:text-properties fo:background-color="transparent"/>
    </style:style>
    <style:style style:name="P8" style:family="paragraph" style:parent-style-name="Text_20_body" style:list-style-name="List_20_Style"/>
    <style:style style:name="P9" style:family="paragraph" style:parent-style-name="Heading_20_1" style:master-page-name="Standard">
      <style:paragraph-properties fo:text-align="center" style:justify-single-word="false" style:page-number="auto"/>
    </style:style>
    <style:style style:name="P10" style:family="paragraph" style:parent-style-name="Table_20_Contents">
      <style:paragraph-properties fo:text-align="start" style:justify-single-word="false"/>
      <style:text-properties fo:color="#000000" style:text-outline="false" style:text-line-through-style="none" style:font-name="Inconsolat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1" style:family="text">
      <style:text-properties style:text-position="super 58%" fo:font-size="10.5pt"/>
    </style:style>
    <style:style style:name="T2" style:family="text">
      <style:text-properties style:font-name="Linux Libertine" fo:font-size="10.5pt" fo:language="en" fo:country="US" fo:font-weight="normal"/>
    </style:style>
    <style:style style:name="T3" style:family="text">
      <style:text-properties style:font-name="Linux Libertine" fo:font-size="10.5pt" fo:language="en" fo:country="US" fo:font-style="normal" fo:font-weight="normal" style:font-style-asian="normal" style:font-style-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office:automatic-styles>
  <office:body>
    <office:text text:use-soft-page-breaks="true">
      <office:forms form:automatic-focus="false" form:apply-design-mode="false"/>
      <text:variable-decls>
        <text:variable-decl office:value-type="string" text:name="AnhangName"/>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Listing"/>
        <text:sequence-decl text:display-outline-level="1" text:separation-character="-" text:name="Abbildung"/>
      </text:sequence-decls>
      <text:p text:style-name="P9">Mapping the World</text:p>
      <text:p text:style-name="P1">OpenStreetMap is an international project, and the community spans the globe. But there are local differences in the way the community is organized, where its mapping emphasis is, or what kind of data has been imported. Even though the same data model and the same tagging system is used all over the world, there are many national or regional differences. This appendix gives some information specific to particular regions. Because of the limited space available in this book, we have had to choose only a few countries for this section. This doesn't mean that nothing is happening in other countries. Please see the wiki for those places and contact the local community to find out more. If there is no Open­Street­Map community in your part of the world, maybe you should get something started!</text:p>
      <text:p text:style-name="P1">For each region we have listed the primary wiki entry point, the local web page (if avail­able), the mailing list<text:note text:id="ftn1" text:note-class="footnote"><text:note-citation text:label="1">1</text:note-citation><text:note-body><text:p text:style-name="Footnote">Go to <text:span text:style-name="Source_20_Text">lists.openstreetmap.org</text:span> to find the mailing lists.</text:p></text:note-body></text:note>, and the IRC channel.</text:p>
      <text:p text:style-name="P1">Please note that there are countries where using a GPS is illegal or where you need a permit to create a map. We don't necessarily know where such problems could occur, so we can't go into them here. Make sure you know what applies in your country.</text:p>
      <text:p text:style-name="P1">This appendix is released under the Creative Commons Attribution Share-Alike 2.0 license. This allows you to copy and re-use the whole or parts of this appendix at will. Please add the following, or a similar, attribution:</text:p>
      <text:p text:style-name="P3">Based on the book, “OpenStreetMap. Using and Enhancing the Free Map of the World”, by Ramm, Topf, and Chilton.</text:p>
      <text:p text:style-name="P1">The appendix is available for download at <text:a xlink:type="simple" xlink:href="http://www.openstreetmap.info/">www.openstreetmap.info</text:a> and, in a possibly edited and updated form, from <text:span text:style-name="Source_20_Text">/misc/documents/osmbook</text:span> in the OpenStreetMap Sub­ver­sion reposi­tory.</text:p>
      <text:p text:style-name="P1"><text:span text:style-name="Wiki_20_Link">Dashed underlined text</text:span> refers to OSM wiki pages.</text:p>
      <text:p text:style-name="P1"><text:soft-page-break/>The following people contributed further local knowledge to this appendix: Shoaib Burq, Nicolas Chavent, Steve Chilton, Elizabeth Dodd, Mikel Maron, Ivan Sanchez Ortega, Pieren, Richard Weait, and Harry Wood.</text:p>
      <text:p text:style-name="Heading_20_2">Australia</text:p>
      <table:table table:name="Table4" table:style-name="Table4">
        <table:table-column table:style-name="Table4.A"/>
        <table:table-column table:style-name="Table4.B"/>
        <table:table-row>
          <table:table-cell table:style-name="Table4.A1" office:value-type="string">
            <text:p text:style-name="P6">Wiki</text:p>
          </table:table-cell>
          <table:table-cell table:style-name="Table4.A1" office:value-type="string">
            <text:p text:style-name="Table_20_Contents">WikiProject_Australia</text:p>
          </table:table-cell>
        </table:table-row>
        <table:table-row>
          <table:table-cell table:style-name="Table4.A2" office:value-type="string">
            <text:p text:style-name="P6">Website</text:p>
          </table:table-cell>
          <table:table-cell table:style-name="Table4.A2" office:value-type="string">
            <text:p text:style-name="Table_20_Contents">openstreetmap.org.au</text:p>
          </table:table-cell>
        </table:table-row>
        <table:table-row>
          <table:table-cell table:style-name="Table4.A2" office:value-type="string">
            <text:p text:style-name="P6">Mailing list</text:p>
          </table:table-cell>
          <table:table-cell table:style-name="Table4.A2" office:value-type="string">
            <text:p text:style-name="Table_20_Contents">talk-au</text:p>
          </table:table-cell>
        </table:table-row>
        <table:table-row>
          <table:table-cell table:style-name="Table4.A4" office:value-type="string">
            <text:p text:style-name="P6">IRC</text:p>
          </table:table-cell>
          <table:table-cell table:style-name="Table4.A4" office:value-type="string">
            <text:p text:style-name="Table_20_Contents">#osm-au</text:p>
          </table:table-cell>
        </table:table-row>
      </table:table>
      <text:p text:style-name="Text_20_body">Work has started to establish a non-profit organization as the local OSMF chapter, see <text:span text:style-name="Wiki_20_Link">Foundation/Local_Chapters/Australia</text:span>. There are regular mapping parties in Canberra and Brisbane.</text:p>
      <text:p text:style-name="Heading_20_3">Tagging</text:p>
      <text:p text:style-name="Text_20_body">Some Australian states use an alphanumeric system for labeling roads; in others the official road classification can be deduced from the type of signs used.</text:p>
      <text:p text:style-name="Text_20_body">Australian road tagging reflects the importance of the road, and not the physical form of the road itself. There are many unpaved roads that are nonetheless important; tag these roads according to the usual scheme and add <text:span text:style-name="Source_20_Text">surface=unpaved</text:span>. Don't be tempted to tag them as <text:span text:style-name="Source_20_Text">highway=track</text:span> just because they are unpaved; this tag should be used for gravel fire trails, forest drives, 4WD tracks, and similar roads only.</text:p>
      <text:p text:style-name="Text_20_body">Remember that Australia has left-hand drive traffic.</text:p>
      <text:p text:style-name="Text_20_body">Much more information can be found on <text:span text:style-name="Wiki_20_Link">Australian_Tagging_Guidelines</text:span>.</text:p>
      <text:p text:style-name="Heading_20_3">Government Data Imports</text:p>
      <text:p text:style-name="Text_20_body">The Australian government has released many datasets including geodata under a Creative Commons license. Data is available for download at <text:span text:style-name="Internet_20_link">data.australia.gov.au</text:span>. See the wiki category <text:span text:style-name="Wiki_20_Link">Category:Data.australia.gov.au_projects</text:span> for some projects to import this data. Major imports have covered the coastline, as well as suburb boundaries and postal code areas.</text:p>
      <text:p text:style-name="Heading_20_3">NearMap Aerial Imagery</text:p>
      <text:p text:style-name="Text_20_body">The Australian company <text:span text:style-name="T7">NearMap</text:span><text:span text:style-name="T7"> </text:span>has released some of their high resolution aerial images for OSM use, mostly of urban areas and surroundings.<text:bookmark text:name="firstHeading"/> Information about coverage and use of the images is on <text:span text:style-name="Wiki_20_Link">NearMap PhotoMaps</text:span>.</text:p>
      <text:p text:style-name="Heading_20_2"><text:soft-page-break/>Canada</text:p>
      <table:table table:name="Table3" table:style-name="Table3">
        <table:table-column table:style-name="Table3.A"/>
        <table:table-column table:style-name="Table3.B"/>
        <table:table-row>
          <table:table-cell table:style-name="Table3.A1" office:value-type="string">
            <text:p text:style-name="P4">Wiki</text:p>
          </table:table-cell>
          <table:table-cell table:style-name="Table3.A1" office:value-type="string">
            <text:p text:style-name="P10">WikiProject_Canada</text:p>
          </table:table-cell>
        </table:table-row>
        <table:table-row>
          <table:table-cell table:style-name="Table3.A2" office:value-type="string">
            <text:p text:style-name="P4">Website</text:p>
          </table:table-cell>
          <table:table-cell table:style-name="Table3.A2" office:value-type="string">
            <text:p text:style-name="P10">www.openstreetmap.ca</text:p>
          </table:table-cell>
        </table:table-row>
        <table:table-row>
          <table:table-cell table:style-name="Table3.A2" office:value-type="string">
            <text:p text:style-name="P4">Mailing list</text:p>
          </table:table-cell>
          <table:table-cell table:style-name="Table3.A2" office:value-type="string">
            <text:p text:style-name="P5">talk-ca</text:p>
          </table:table-cell>
        </table:table-row>
        <table:table-row>
          <table:table-cell table:style-name="Table3.A4" office:value-type="string">
            <text:p text:style-name="P4">IRC</text:p>
          </table:table-cell>
          <table:table-cell table:style-name="Table3.A4" office:value-type="string">
            <text:p text:style-name="P5">#osm-ca</text:p>
          </table:table-cell>
        </table:table-row>
      </table:table>
      <text:p text:style-name="Heading_20_3">Government Support</text:p>
      <text:p text:style-name="Text_20_body">Canadian government agencies Natural Resources Canada (<text:span text:style-name="Internet_20_link">www.nrcan.gc.ca</text:span>) and the Centre for Topographic Information – Sherbrooke (CTI-S, <text:span text:style-name="Internet_20_link">www.cits.rncan.gc.ca</text:span>) parti­cipate in the Canadian OpenStreetMap community. CTI-S publishes several sets of Cana­dian geodata including the CanVec dataset, which they publish in OSM format (see <text:span text:style-name="Wiki_20_Link">CanVec</text:span>).</text:p>
      <text:p text:style-name="Heading_20_3">Imports</text:p>
      <text:p text:style-name="Text_20_body">The CanVec, GeoBase, and other Canadian public geodata sets are being converted and imported by the OSM community. They include boundaries, First Nations' lands, national protected areas, and the national road network. Refer to the <text:span text:style-name="Wiki_20_Link">GeoBase_Import</text:span>, <text:span text:style-name="Wiki_20_Link">CanVec</text:span> and <text:span text:style-name="Wiki_20_Link">Canada_Import_Status</text:span> wiki pages for details.</text:p>
      <text:p text:style-name="Heading_20_3">Tagging</text:p>
      <text:p text:style-name="Text_20_body">Some guidelines for tagging Canadian roads and other features are documented on the wiki under <text:span text:style-name="Wiki_20_Link">Canadian_tagging_guidelines</text:span>.</text:p>
      <text:p text:style-name="Heading_20_3">Local Groups</text:p>
      <text:p text:style-name="Text_20_body">Local groups in Canada are still relatively thin on the ground:</text:p>
      <text:list xml:id="list1709623154" text:style-name="List_20_Style">
        <text:list-item>
          <text:p text:style-name="P8">Toronto ON – <text:span text:style-name="Internet_20_link">http://www.meetup.com/OpenStreetMap-Toronto/</text:span></text:p>
        </text:list-item>
        <text:list-item>
          <text:p text:style-name="P8">Waterloo Region ON – <text:a xlink:type="simple" xlink:href="http://www.meetup.com/Waterloo-OSM/"><text:span text:style-name="Internet_20_link">http://www.meetup.com/Waterloo-OSM/</text:span></text:a></text:p>
        </text:list-item>
      </text:list>
      <text:p text:style-name="Heading_20_2">France</text:p>
      <table:table table:name="Table10" table:style-name="Table10">
        <table:table-column table:style-name="Table10.A"/>
        <table:table-column table:style-name="Table10.B"/>
        <table:table-row>
          <table:table-cell table:style-name="Table10.A1" office:value-type="string">
            <text:p text:style-name="P4">Wiki</text:p>
          </table:table-cell>
          <table:table-cell table:style-name="Table10.A1" office:value-type="string">
            <text:p text:style-name="P10">WikiProject_France</text:p>
          </table:table-cell>
        </table:table-row>
        <table:table-row>
          <table:table-cell table:style-name="Table10.A2" office:value-type="string">
            <text:p text:style-name="P4">Website</text:p>
          </table:table-cell>
          <table:table-cell table:style-name="Table10.A2" office:value-type="string">
            <text:p text:style-name="P10">www.openstreetmap.fr</text:p>
          </table:table-cell>
        </table:table-row>
        <table:table-row>
          <table:table-cell table:style-name="Table10.A2" office:value-type="string">
            <text:p text:style-name="P4">Mailing list</text:p>
          </table:table-cell>
          <table:table-cell table:style-name="Table10.A2" office:value-type="string">
            <text:p text:style-name="P5">talk-fr</text:p>
          </table:table-cell>
        </table:table-row>
        <table:table-row>
          <table:table-cell table:style-name="Table10.A4" office:value-type="string">
            <text:p text:style-name="P4">IRC</text:p>
          </table:table-cell>
          <table:table-cell table:style-name="Table10.A4" office:value-type="string">
            <text:p text:style-name="P5">#osm-fr</text:p>
          </table:table-cell>
        </table:table-row>
      </table:table>
      <text:p text:style-name="Heading_20_3">Cadastre</text:p>
      <text:p text:style-name="Text_20_body">The OSM community is permitted to use the official French cadastre (land register) for deriving data. This allows mapping to a great level of detail. <text:span text:style-name="Wiki_20_Link">WikiProject_France/Cadastre</text:span> <text:soft-page-break/>has more information. A special JOSM plugin is available to work with cadastre data, and JOSM has been enhanced to support a number of special French map projections.</text:p>
      <text:p text:style-name="Heading_20_3">Tagging</text:p>
      <text:p text:style-name="Text_20_body">See <text:span text:style-name="Wiki_20_Link">FR:France roads tagging</text:span> for information about tagging roads in France.</text:p>
      <text:p text:style-name="Text_20_body">The French community is running the Osmose data quality checking tool (see <text:span text:style-name="Wiki_20_Link">Osmose </text:span>on the wiki) at <text:span text:style-name="Internet_20_link">osmose.openstreetmap.fr</text:span>.</text:p>
      <text:p text:style-name="Heading_20_3">Corine Land Cover</text:p>
      <text:p text:style-name="Text_20_body">The Corine Land Cover project of the European Union collects land cover data for its member states. The data for France has been released under an OSM-compatible license and it was mostly imported into OSM in 2009. See <text:span text:style-name="Wiki_20_Link">WikiProject_Corine_Land_Cover</text:span> and <text:span text:style-name="Wiki_20_Link">WikiProject_France/Corine_Land_Cover</text:span>.</text:p>
      <text:p text:style-name="Heading_20_2">Germany</text:p>
      <table:table table:name="Table1" table:style-name="Table1">
        <table:table-column table:style-name="Table1.A"/>
        <table:table-column table:style-name="Table1.B"/>
        <table:table-row>
          <table:table-cell table:style-name="Table1.A1" office:value-type="string">
            <text:p text:style-name="P4">Wiki</text:p>
          </table:table-cell>
          <table:table-cell table:style-name="Table1.A1" office:value-type="string">
            <text:p text:style-name="P10">WikiProject_Germany</text:p>
          </table:table-cell>
        </table:table-row>
        <table:table-row>
          <table:table-cell table:style-name="Table1.A2" office:value-type="string">
            <text:p text:style-name="P4">Website</text:p>
          </table:table-cell>
          <table:table-cell table:style-name="Table1.A2" office:value-type="string">
            <text:p text:style-name="P10">www.openstreetmap.de</text:p>
          </table:table-cell>
        </table:table-row>
        <table:table-row>
          <table:table-cell table:style-name="Table1.A2" office:value-type="string">
            <text:p text:style-name="P4">Mailing list</text:p>
          </table:table-cell>
          <table:table-cell table:style-name="Table1.A2" office:value-type="string">
            <text:p text:style-name="P5">talk-de</text:p>
          </table:table-cell>
        </table:table-row>
        <table:table-row>
          <table:table-cell table:style-name="Table1.A4" office:value-type="string">
            <text:p text:style-name="P4">IRC</text:p>
          </table:table-cell>
          <table:table-cell table:style-name="Table1.A4" office:value-type="string">
            <text:p text:style-name="P5">#osm-de</text:p>
          </table:table-cell>
        </table:table-row>
      </table:table>
      <text:p text:style-name="Text_20_body">Germany has a vibrant OSM community and is among the best-mapped countries in OpenStreetMap. There are many regular regional meetings (see <text:a xlink:type="simple" xlink:href="http://www.openstreetmap.de/">www.openstreetmap.de</text:a>). The German community has chosen not to found a national OpenStreetMap Foundation chapter, but rather to let OpenStreetMap affairs be handled by an existing organization, FOSSGIS e.V. (<text:a xlink:type="simple" xlink:href="http://www.fossgis.de/">www.fossgis.de</text:a>)</text:p>
      <text:p text:style-name="Text_20_body">FOSSGIS e.V. is also the German chapter of OSGeo and is expected to become the German chapter of OSMF. Initially dealing mainly with Free and Open Source software in the GIS field, FOSSGIS e.V. now also concerns itself with Open Data.</text:p>
      <text:p text:style-name="Heading_20_3">FOSSGIS Conference and LinuxTag</text:p>
      <text:p text:style-name="Text_20_body">There is an annual conference also called FOSSGIS. In 2010 this conference featured an OpenStreetMap track for the first time. It is expected to continue being the main German-language OpenStreetMap event.</text:p>
      <text:p text:style-name="Text_20_body">OpenStreetMap traditionally also has a strong presence at LinuxTag, Europe's largest Open Source event held in Germany every year.</text:p>
      <text:p text:style-name="Heading_20_3"><text:soft-page-break/>Imports and Aerial Imagery</text:p>
      <text:p text:style-name="Text_20_body">The German community hasn't benefited from any large-scale imports, but smaller donations of various kinds have been processed, for example building data for Rostock, or sets of administrative boundaries. </text:p>
      <text:p text:style-name="Text_20_body">There have also been many small-to-medium-scale donations of aerial imagery, most notably a “trial” project agreed with the government of the German state of Bavaria in 2008. The community was given permission to use official aerial imagery for a period of three months (see <text:span text:style-name="Wiki_20_Link">DE:Luftbilder_aus_Bayern</text:span> on the wiki). AeroWest GmbH, a commercial provider of aerial imagery, made their imagery for the city of Dortmund available in 2010, which has led to Dortmund being mapped very well (<text:span text:style-name="Wiki_20_Link">DE:Luftbilder_aus_Dortmund</text:span>).</text:p>
      <text:p text:style-name="Text_20_body">Yahoo aerial imagery with good resolution is available in some German conurbations but doesn't comprehensively cover rural areas.</text:p>
      <text:p text:style-name="Heading_20_3">Other Donations and Sponsorship</text:p>
      <text:p text:style-name="Text_20_body">FOSSGIS operates a number of servers that have been sponsored by German hosting provider STRATO AG. They are available for all project members (see <text:span text:style-name="Wiki_20_Link">FOSSGIS/Servers</text:span> on the wiki).</text:p>
      <text:p text:style-name="Text_20_body">The German community has also been given a number of GPS devices that are available for mapping parties and related projects.</text:p>
      <text:p text:style-name="Heading_20_3">Tagging</text:p>
      <text:p text:style-name="Text_20_body">Germany is a hotbed of experimental features in OpenStreetMap. Some ideas that were started in Germany are now used worldwide (e. g. the “Karlsruhe Schema” for addressing), but many more are still considered exotic by others. With basic road tags, land use, and POI information already captured in many areas, mappers in Germany turn their attention to details, adding extra information such as track types, surface quality, and access restrictions. Germans are also diligent when mapping public transport routes, stops, and stations – all using relations, of course.</text:p>
      <text:p text:style-name="Heading_20_2">Haiti</text:p>
      <table:table table:name="Table6" table:style-name="Table6">
        <table:table-column table:style-name="Table6.A"/>
        <table:table-column table:style-name="Table6.B"/>
        <table:table-row>
          <table:table-cell table:style-name="Table6.A1" office:value-type="string">
            <text:p text:style-name="P4">Wiki</text:p>
          </table:table-cell>
          <table:table-cell table:style-name="Table6.A1" office:value-type="string">
            <text:p text:style-name="P10">WikiProject_Haiti</text:p>
          </table:table-cell>
        </table:table-row>
        <table:table-row>
          <table:table-cell table:style-name="Table6.A2" office:value-type="string">
            <text:p text:style-name="P4">Mailing list</text:p>
          </table:table-cell>
          <table:table-cell table:style-name="Table6.A2" office:value-type="string">
            <text:p text:style-name="P5">talk-ht</text:p>
          </table:table-cell>
        </table:table-row>
      </table:table>
      <text:p text:style-name="Text_20_body">In January 2010 a 7.0 earthquake struck Haiti, devastating the capital, its metropolitan region, some of the major Haitian urban centers, and several rural areas. In the aftermath hundreds of OSMers worked on the Haiti map using aerial imagery supplied by several companies and importing public domain baseline and humanitarian specific datasets. As a result, within a few days of the earthquake, the OSM map of Haiti's capital Port-au-Prince and its surroundings quickly became the most detailed one available. OSM maps were <text:soft-page-break/>used on mobile devices by search and rescue teams in the days immediately following the earthquake.</text:p>
      <text:p text:style-name="Text_20_body">The remote mapping is being complemented by advisory field missions of OSMers working with the World Bank and by capacity-building field missions of the Humanitarian OpenStreetMap Team (HOT). The first HOT mission resulted in plugging OSM into the geodata management solutions in place in Haiti among humanitarian international respon­ders, ongoing development projects, and Haitian national and local authorities, primarily the <text:span text:style-name="T6">Centre National d'Information Geomatique et Spatial (CNIGS),</text:span> the Haitian national mapping agency.</text:p>
      <text:p text:style-name="Text_20_body">There is plenty of information about how you can get involved on the wiki (see <text:span text:style-name="Wiki_20_Link">Wiki­Project_Haiti</text:span> and <text:span text:style-name="Wiki_20_Link">HOT</text:span>). There is still lots to do as Haiti is trying to get back on its feet again.</text:p>
      <text:p text:style-name="Heading_20_2">India</text:p>
      <table:table table:name="Table12" table:style-name="Table12">
        <table:table-column table:style-name="Table12.A"/>
        <table:table-column table:style-name="Table12.B"/>
        <table:table-row>
          <table:table-cell table:style-name="Table12.A1" office:value-type="string">
            <text:p text:style-name="P4">Wiki</text:p>
          </table:table-cell>
          <table:table-cell table:style-name="Table12.A1" office:value-type="string">
            <text:p text:style-name="P10">WikiProject_India</text:p>
          </table:table-cell>
        </table:table-row>
        <table:table-row>
          <table:table-cell table:style-name="Table12.A2" office:value-type="string">
            <text:p text:style-name="P4">Mailing list</text:p>
          </table:table-cell>
          <table:table-cell table:style-name="Table12.A2" office:value-type="string">
            <text:p text:style-name="P5">talk-in</text:p>
          </table:table-cell>
        </table:table-row>
      </table:table>
      <text:p text:style-name="Text_20_body">The OSM coverage of Chennai on the East coast of India has long been an example of wonderful mapping dedication, but we are now starting to see India's OSM community taking off elsewhere as well. There remains plenty of mapping to do, which as yet untraced Yahoo aerial imagery available for several large cities.</text:p>
      <text:p text:style-name="Heading_20_3">Tagging</text:p>
      <text:p text:style-name="Text_20_body">For rules on tagging roads in India see <text:span text:style-name="Wiki_20_Link">Tagging_Roads_in_India</text:span>.</text:p>
      <text:p text:style-name="Text_20_body">Remember that India has left-hand drive traffic.</text:p>
      <text:p text:style-name="Heading_20_2">Italy</text:p>
      <table:table table:name="Table9" table:style-name="Table9">
        <table:table-column table:style-name="Table9.A"/>
        <table:table-column table:style-name="Table9.B"/>
        <table:table-row>
          <table:table-cell table:style-name="Table9.A1" office:value-type="string">
            <text:p text:style-name="P4">Wiki</text:p>
          </table:table-cell>
          <table:table-cell table:style-name="Table9.A1" office:value-type="string">
            <text:p text:style-name="P10">WikiProject_Italy</text:p>
          </table:table-cell>
        </table:table-row>
        <table:table-row>
          <table:table-cell table:style-name="Table9.A2" office:value-type="string">
            <text:p text:style-name="P4">Website</text:p>
          </table:table-cell>
          <table:table-cell table:style-name="Table9.A2" office:value-type="string">
            <text:p text:style-name="P10">www.openstreetmap.it</text:p>
          </table:table-cell>
        </table:table-row>
        <table:table-row>
          <table:table-cell table:style-name="Table9.A2" office:value-type="string">
            <text:p text:style-name="P4">Mailing list</text:p>
          </table:table-cell>
          <table:table-cell table:style-name="Table9.A2" office:value-type="string">
            <text:p text:style-name="P5">talk-it</text:p>
          </table:table-cell>
        </table:table-row>
        <table:table-row>
          <table:table-cell table:style-name="Table9.A4" office:value-type="string">
            <text:p text:style-name="P4">IRC</text:p>
          </table:table-cell>
          <table:table-cell table:style-name="Table9.A4" office:value-type="string">
            <text:p text:style-name="P5">#osm-it</text:p>
          </table:table-cell>
        </table:table-row>
      </table:table>
      <text:p text:style-name="Text_20_body">At <text:a xlink:type="simple" xlink:href="http://blog.openstreetmap.it/"><text:span text:style-name="Internet_20_link">blog.openstreetmap.it</text:span></text:a> there is an Italian language OSM community blog.</text:p>
      <text:p text:style-name="Heading_20_3">OSMit Conference</text:p>
      <text:p text:style-name="Text_20_body">A national OSM conference is planned, see <text:span text:style-name="Internet_20_link">http://www.dicat.unige.it/osmit2010/</text:span>.</text:p>
      <text:p text:style-name="Heading_20_3"><text:soft-page-break/>Imports</text:p>
      <text:p text:style-name="Text_20_body">Some data has been imported, for instance buildings in the region of Friuli Venezia Giulia.</text:p>
      <text:p text:style-name="Heading_20_2">Japan</text:p>
      <table:table table:name="Table11" table:style-name="Table11">
        <table:table-column table:style-name="Table11.A"/>
        <table:table-column table:style-name="Table11.B"/>
        <table:table-row>
          <table:table-cell table:style-name="Table11.A1" office:value-type="string">
            <text:p text:style-name="P4">Wiki</text:p>
          </table:table-cell>
          <table:table-cell table:style-name="Table11.A1" office:value-type="string">
            <text:p text:style-name="P10">WikiProject_Japan</text:p>
          </table:table-cell>
        </table:table-row>
        <table:table-row>
          <table:table-cell table:style-name="Table11.A2" office:value-type="string">
            <text:p text:style-name="P4">Website</text:p>
          </table:table-cell>
          <table:table-cell table:style-name="Table11.A2" office:value-type="string">
            <text:p text:style-name="P10">www.openstreetmap.jp</text:p>
          </table:table-cell>
        </table:table-row>
        <table:table-row>
          <table:table-cell table:style-name="Table11.A3" office:value-type="string">
            <text:p text:style-name="P4">Mailing list</text:p>
          </table:table-cell>
          <table:table-cell table:style-name="Table11.A3" office:value-type="string">
            <text:p text:style-name="P5">talk-ja</text:p>
          </table:table-cell>
        </table:table-row>
      </table:table>
      <text:p text:style-name="Heading_20_3">Tagging</text:p>
      <text:p text:style-name="Text_20_body">There is lots of information on local tagging rules on <text:span text:style-name="Wiki_20_Link">Japan_tagging</text:span>.</text:p>
      <text:p text:style-name="Text_20_body">Remember that Japan has left-hand drive traffic.</text:p>
      <text:p text:style-name="Heading_20_2">The Netherlands</text:p>
      <table:table table:name="Table8" table:style-name="Table8">
        <table:table-column table:style-name="Table8.A"/>
        <table:table-column table:style-name="Table8.B"/>
        <table:table-row>
          <table:table-cell table:style-name="Table8.A1" office:value-type="string">
            <text:p text:style-name="P4">Wiki</text:p>
          </table:table-cell>
          <table:table-cell table:style-name="Table8.A1" office:value-type="string">
            <text:p text:style-name="P10">WikiProject_Netherlands</text:p>
          </table:table-cell>
        </table:table-row>
        <table:table-row>
          <table:table-cell table:style-name="Table8.A2" office:value-type="string">
            <text:p text:style-name="P4">Website</text:p>
          </table:table-cell>
          <table:table-cell table:style-name="Table8.A2" office:value-type="string">
            <text:p text:style-name="P10">www.openstreetmap.nl</text:p>
          </table:table-cell>
        </table:table-row>
        <table:table-row>
          <table:table-cell table:style-name="Table8.A2" office:value-type="string">
            <text:p text:style-name="P4">Mailing list</text:p>
          </table:table-cell>
          <table:table-cell table:style-name="Table8.A2" office:value-type="string">
            <text:p text:style-name="P5">talk-nl</text:p>
          </table:table-cell>
        </table:table-row>
        <table:table-row>
          <table:table-cell table:style-name="Table8.A4" office:value-type="string">
            <text:p text:style-name="P4">IRC</text:p>
          </table:table-cell>
          <table:table-cell table:style-name="Table8.A4" office:value-type="string">
            <text:p text:style-name="P5">#osm-nl</text:p>
          </table:table-cell>
        </table:table-row>
      </table:table>
      <text:p text:style-name="Text_20_body">Host to the State of the Map conference in 2009, the Netherlands has always had an active OpenStreetMap community, though the AND import (see below) has left them with less mapping to do. Mapping footpaths and POIs is now the priority.</text:p>
      <text:p text:style-name="Text_20_body">There is a blog about Dutch OSM activities at <text:span text:style-name="Internet_20_link">blog.openstreetmap.nl</text:span>.</text:p>
      <text:p text:style-name="Heading_20_3">AND Import</text:p>
      <text:p text:style-name="Text_20_body">In 2007 the AND company donated data for the road network of the Netherlands as well as some other data to OSM. It was subsequently imported into OSM. See <text:span text:style-name="Wiki_20_Link">AND Data</text:span> for more information.</text:p>
      <text:p text:style-name="Heading_20_2">Spain</text:p>
      <table:table table:name="Table5" table:style-name="Table5">
        <table:table-column table:style-name="Table5.A"/>
        <table:table-column table:style-name="Table5.B"/>
        <table:table-row>
          <table:table-cell table:style-name="Table5.A1" office:value-type="string">
            <text:p text:style-name="P4">Wiki</text:p>
          </table:table-cell>
          <table:table-cell table:style-name="Table5.A1" office:value-type="string">
            <text:p text:style-name="P10">WikiProject_Spain</text:p>
          </table:table-cell>
        </table:table-row>
        <table:table-row>
          <table:table-cell table:style-name="Table5.A2" office:value-type="string">
            <text:p text:style-name="P4">Website</text:p>
          </table:table-cell>
          <table:table-cell table:style-name="Table5.A2" office:value-type="string">
            <text:p text:style-name="P10">www.openstreetmap.es</text:p>
          </table:table-cell>
        </table:table-row>
        <table:table-row>
          <table:table-cell table:style-name="Table5.A3" office:value-type="string">
            <text:p text:style-name="P4">Mailing list</text:p>
          </table:table-cell>
          <table:table-cell table:style-name="Table5.A3" office:value-type="string">
            <text:p text:style-name="P5">talk-es</text:p>
          </table:table-cell>
        </table:table-row>
      </table:table>
      <text:p text:style-name="Text_20_body">The “<text:span text:style-name="T7">Asociación OpenStreetMap España” </text:span>was founded in Spain early in 2009. It is planned to make this into a chapter of the OSMF.</text:p>
      <text:p text:style-name="Heading_20_3"><text:soft-page-break/>Tagging</text:p>
      <text:p text:style-name="Text_20_body">The Spanish community is still deciding about some <text:span text:style-name="Source_20_Text">highway</text:span> tags. Politically speaking, Spain is divided into 17 regions, and most of them classify their roads in a different way. You can find the latest information on the Spanish way of tagging roads at <text:span text:style-name="Wiki_20_Link">Normalización</text:span>. Most Spanish maps depict national roads in red. These are tagged as <text:span text:style-name="Source_20_Text">highway=trunk</text:span>.</text:p>
      <text:p text:style-name="Heading_20_3">Data Imports</text:p>
      <text:p text:style-name="Text_20_body">Spain has more than 20 regional and national mapping agencies, with several of them interested in sharing their data.</text:p>
      <text:p text:style-name="Text_20_body">At the time of writing, several mapping agencies already allowed their data to be imported or used in OSM:</text:p>
      <text:p text:style-name="Text_20_body"><text:span text:style-name="T6">Instituto Geográfico Nacional</text:span>: Geodetic network and political boundaries.</text:p>
      <text:p text:style-name="Text_20_body"><text:span text:style-name="T6">Instituto de Tecnologías Agrarias de Castilla-León</text:span>: 95000 km<text:span text:style-name="T1">2</text:span> of 25cm/px orthophotos.</text:p>
      <text:p text:style-name="Text_20_body"><text:span text:style-name="T6">Consellería d'Infrastructures i Transport de la Comunitat Valenciana</text:span>: Valencia roads.</text:p>
      <text:p text:style-name="Text_20_body"><text:span text:style-name="T6">Instituto Cartográfico de Andalucía</text:span>: Half a gigabyte worth of street and road network.</text:p>
      <text:p text:style-name="Text_20_body"><text:span text:style-name="T6">Eusko Jaurlaritza – Gobierno Vasco:</text:span> Orthophotos, topographic maps, land use.</text:p>
      <text:p text:style-name="Heading_20_2">United Kingdom</text:p>
      <table:table table:name="Table7" table:style-name="Table7">
        <table:table-column table:style-name="Table7.A"/>
        <table:table-column table:style-name="Table7.B"/>
        <table:table-row>
          <table:table-cell table:style-name="Table7.A1" office:value-type="string">
            <text:p text:style-name="P4">Wiki</text:p>
          </table:table-cell>
          <table:table-cell table:style-name="Table7.A1" office:value-type="string">
            <text:p text:style-name="P10">United_Kingdom</text:p>
          </table:table-cell>
        </table:table-row>
        <table:table-row>
          <table:table-cell table:style-name="Table7.A2" office:value-type="string">
            <text:p text:style-name="P4">Mailing list</text:p>
          </table:table-cell>
          <table:table-cell table:style-name="Table7.A2" office:value-type="string">
            <text:p text:style-name="P5">talk-gb</text:p>
          </table:table-cell>
        </table:table-row>
      </table:table>
      <text:p text:style-name="P2">The UK community is active at several levels. There are frequent local mapping parties to try to fill in details in less well mapped areas (noted on the project's event calendar). Several regions have separate mailing lists (e. g. West Midlands) and an active social calendar (e. g. London). Work has just started to incorporate a local OSMF chapter for the UK.</text:p>
      <text:p text:style-name="Heading_20_3">Ordnance Survey</text:p>
      <text:p text:style-name="Text_20_body">The restrictive licensing policy from <text:span text:style-name="T2">the</text:span> UK national mapping agency (<text:span text:style-name="T7">Ordnance Survey) was one of the driving forces in starting </text:span><text:span text:style-name="T3">the</text:span><text:span text:style-name="T7"> OpenStreetMap project. Due to a major change in government policy, the Ordnance Survey released some geodata under a liberal license in April 2010. Members of the community have looked at the various datasets </text:span><text:span text:style-name="T7">(such as Meridian, StreetView, and VectorMap District) to see if they provide significant and usable data for adding detail to OSM. See the wiki page at </text:span><text:span text:style-name="Wiki_20_Link"><text:span text:style-name="T7">Ordnance_Survey_Opendata</text:span></text:span><text:span text:style-name="T7"> for the current status.</text:span></text:p>
      <text:p text:style-name="Heading_20_3"><text:soft-page-break/>Imports</text:p>
      <text:p text:style-name="Text_20_body">The UK community has tended not to consider data imports, mostly because UK datasets are often derived from Ordnance Survey data. The one major exception to this has been that of importing data fro<text:span text:style-name="T7">m </text:span><text:span text:style-name="T7">NaPTAN</text:span><text:span text:style-name="T7">. This is the UK official dataset for bus stops, which the UK Department for Transport and Traveline have jointly offered to make available to the OpenStreetMap project. There is a wiki page for th</text:span>is at <text:span text:style-name="Wiki_20_Link">Naptan</text:span>.</text:p>
      <text:p text:style-name="Heading_20_3">Tagging</text:p>
      <text:p text:style-name="Text_20_body"><text:span text:style-name="T4">Because</text:span> of <text:span text:style-name="T4">the</text:span> project's origins in <text:span text:style-name="T4">the</text:span> UK, much of <text:span text:style-name="T4">the</text:span> tagging schema has a distinctly UK bias. For instance, the highway tagging schema is explicitly based on the highway classification from the UK (motorway, trunk, primary, secondary, tertiary, etc).</text:p>
      <text:p text:style-name="Text_20_body">Remember that the UK has left-hand drive traffic.</text:p>
      <text:p text:style-name="Heading_20_3">Aerial Imagery</text:p>
      <text:p text:style-name="Text_20_body">There is good aerial imagery available from Yahoo for some urban areas in <text:span text:style-name="T4">the</text:span> UK, with the subsequent right to derive data from it. There is a UK Yahoo coverage map at: <text:span text:style-name="Internet_20_link">http://steve8.dev.openstreetmap.org/yahoo.html</text:span>. Recently high resolution aerial imagery of <text:span text:style-name="T4">the</text:span> whole of <text:span text:style-name="T4">the</text:span> county of Surrey was released to <text:span text:style-name="T4">the project, see </text:span><text:span text:style-name="Wiki_20_Link">Surrey_Air_Survey</text:span>.</text:p>
      <text:p text:style-name="Heading_20_3">Out-of-copyright Maps</text:p>
      <text:p text:style-name="Text_20_body"><text:span text:style-name="T4">Copyright expires for maps in the UK after 50 years from publication. Various editions of Ordnance Survey maps come into this category. Nearly all </text:span><text:span text:style-name="T5">1” New Popular Edition</text:span><text:span text:style-name="T4"> maps are available, as are many </text:span><text:span text:style-name="T5">2.5” Provisional Edition</text:span><text:span text:style-name="T4"> maps, and many of the </text:span><text:span text:style-name="T5">1” 7th Series</text:span><text:span text:style-name="T4"> </text:span><text:span text:style-name="T4">maps. Where they are out-of-copyright they have been scanned, rectified, and tiled before being made available as a layer to work from in the main OSM editors. See </text:span><text:span text:style-name="Wiki_20_Link">Out-Of-Copyright</text:span>.</text:p>
      <text:p text:style-name="Heading_20_2">United States of America</text:p>
      <table:table table:name="Table2" table:style-name="Table2">
        <table:table-column table:style-name="Table2.A"/>
        <table:table-column table:style-name="Table2.B"/>
        <table:table-row>
          <table:table-cell table:style-name="Table2.A1" office:value-type="string">
            <text:p text:style-name="P4">Wiki</text:p>
          </table:table-cell>
          <table:table-cell table:style-name="Table2.A1" office:value-type="string">
            <text:p text:style-name="P10">WikiProject_United_States</text:p>
          </table:table-cell>
        </table:table-row>
        <table:table-row>
          <table:table-cell table:style-name="Table2.A2" office:value-type="string">
            <text:p text:style-name="P4">Mailing list</text:p>
          </table:table-cell>
          <table:table-cell table:style-name="Table2.A2" office:value-type="string">
            <text:p text:style-name="P5">talk-us</text:p>
          </table:table-cell>
        </table:table-row>
        <table:table-row>
          <table:table-cell table:style-name="Table2.A3" office:value-type="string">
            <text:p text:style-name="P4">IRC</text:p>
          </table:table-cell>
          <table:table-cell table:style-name="Table2.A3" office:value-type="string">
            <text:p text:style-name="P5">#osm-us</text:p>
          </table:table-cell>
        </table:table-row>
      </table:table>
      <text:p text:style-name="Text_20_body">American OSMers have founded OpenStreetMap U.S. Inc., a non-profit organization to support OSM, which is going to be an OSMF local chapter (see <text:span text:style-name="Wiki_20_Link">Foundation/Local_Chapters/United_States</text:span>). The community is also planning to hold a State of the Map US Conference (see <text:span text:style-name="Internet_20_link">www.stateofthemap.us</text:span> and<text:span text:style-name="Internet_20_link"> </text:span><text:span text:style-name="Wiki_20_Link">WikiProject_United_States/US_SOTM</text:span>).</text:p>
      <text:p text:style-name="Heading_20_3"><text:soft-page-break/>Local Groups</text:p>
      <text:p text:style-name="Text_20_body">Some local groups have formed in the US:</text:p>
      <text:list xml:id="list429080133" text:continue-numbering="true" text:style-name="List_20_Style">
        <text:list-item>
          <text:p text:style-name="P8">Albany, NY: <text:span text:style-name="Internet_20_link">http://www.meetup.com/CapitalDistrict-OpenStreetMap/</text:span></text:p>
        </text:list-item>
        <text:list-item>
          <text:p text:style-name="P8">Atlanta, GA: <text:span text:style-name="Internet_20_link">http://www.meetup.com/Atlanta-OpenStreetMap/</text:span></text:p>
        </text:list-item>
        <text:list-item>
          <text:p text:style-name="P8">Columbus, OH: <text:span text:style-name="Internet_20_link">http://www.meetup.com/OpenStreetMap-Columbus/</text:span></text:p>
        </text:list-item>
        <text:list-item>
          <text:p text:style-name="P8">San Francisco, CA: <text:span text:style-name="Internet_20_link">http://www.meetup.com/Bay-Area-OpenStreetMappers/</text:span></text:p>
        </text:list-item>
        <text:list-item>
          <text:p text:style-name="P8">Washington, DC: <text:span text:style-name="Internet_20_link">mappingdc.org</text:span></text:p>
        </text:list-item>
      </text:list>
      <text:p text:style-name="Heading_20_3">TIGER Import and Fixup</text:p>
      <text:p text:style-name="Text_20_body">T<text:span text:style-name="T7">he US Census Bureau pu</text:span>blishes geodata for the US under the name TIGER (Topologically Integrated Geographic Encoding and Referencing) including a complete road network. The data is in the public domain, so there are no legal problems with using it for OSM. The data is often old and incorrect, but still useful. Between October 2007 and January 2008 the data was converted and imported into the OSM database. More information about the import is available on the <text:span text:style-name="Wiki_20_Link">TIGER</text:span> wiki page.</text:p>
      <text:p text:style-name="Text_20_body">Although this gives us a complete road network, there is much work to be done to fix this data in OSM. The data is wildly inaccurate in places. See the wiki page <text:span text:style-name="Wiki_20_Link">TIGER_fixup</text:span> for information on how you can help.</text:p>
      <text:p text:style-name="Heading_20_3">Other Imports</text:p>
      <text:p text:style-name="Text_20_body">More detailed data for Massachusetts from the<text:span text:style-name="T7"> Commonwealth's Office of Geographic and Environmental Information </text:span>was imported, too. See <text:span text:style-name="Wiki_20_Link">MassGIS</text:span> for details.</text:p>
      <text:p text:style-name="Text_20_body">Land cover data has been imported for the whole state of Georgia, and there are several other imports.</text:p>
      <text:p text:style-name="Heading_20_3">Units</text:p>
      <text:p text:style-name="Text_20_body">OSM is an international project and generally uses the metric system for measurements in tags like <text:span text:style-name="Source_20_Text">maxspeed</text:span> or <text:span text:style-name="Source_20_Text">maxheight</text:span>. Americans can use the numbers they are used to if they add the unit: <text:span text:style-name="Source_20_Text">maxspeed=55 mph</text:span>.</text:p>
      <text:p text:style-name="Heading_20_3">Availability of Aerial Imagery</text:p>
      <text:p text:style-name="Text_20_body">There are good aerial images available from Yahoo covering the whole of the US.</text:p>
      <text:p text:style-name="Heading_20_3"><text:soft-page-break/>Tagging</text:p>
      <text:p text:style-name="Text_20_body">There is exhaustive information on tagging United States highways on the wiki under <text:span text:style-name="Wiki_20_Link">United_States_roads_tagging</text:span>. Note that many highways weren't classified correctly when the TIGER import was being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adornments="Regular" style:font-pitch="variable" style:font-charset="x-symbol"/>
    <style:font-face style:name="StarSymbol" svg:font-family="StarSymbol"/>
    <style:font-face style:name="Inconsolata" svg:font-family="Inconsolata" style:font-adornments="Regular" style:font-pitch="fixed"/>
    <style:font-face style:name="Bitstream Vera Sans Mono" svg:font-family="'Bitstream Vera Sans Mono'" style:font-family-generic="modern" style:font-pitch="fixed"/>
    <style:font-face style:name="FreeMono" svg:font-family="FreeMono" style:font-adornments="Normal" style:font-family-generic="modern" style:font-pitch="fixed"/>
    <style:font-face style:name="Arial Black" svg:font-family="'Arial Black'" style:font-adornments="Normal" style:font-pitch="variable"/>
    <style:font-face style:name="Delicious Heavy" svg:font-family="'Delicious Heavy'" style:font-adornments="Regular" style:font-pitch="variable"/>
    <style:font-face style:name="Linux Libertine1" svg:font-family="'Linux Libertine'" style:font-adornments="Bold" style:font-pitch="variable"/>
    <style:font-face style:name="Linux Libertine" svg:font-family="'Linux Libertine'"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adornments="Norm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US"/>
    </style:style>
    <style:style style:name="Text_20_body" style:display-name="Text body" style:family="paragraph" style:parent-style-name="Standard" style:class="text" style:master-page-name="">
      <style:paragraph-properties fo:margin-top="0.25cm" fo:margin-bottom="0cm" fo:line-height="110%" fo:text-align="justify" style:justify-single-word="false" fo:orphans="2" fo:widows="2" fo:hyphenation-ladder-count="no-limit" style:page-number="auto" style:shadow="none"/>
      <style:text-properties style:font-name="Times New Roman1" fo:font-size="10.5pt" fo:language="en" fo:country="US" fo:font-weight="normal"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class="text" style:master-page-name="">
      <style:paragraph-properties fo:margin-top="0.423cm" fo:margin-bottom="0.212cm" fo:text-align="center" style:justify-single-word="false" style:page-number="auto" fo:keep-with-next="always"/>
      <style:text-properties style:font-name="Arial" fo:font-size="32pt" fo:language="en" fo:country="US" fo:font-weight="normal"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Standard">
      <style:paragraph-properties fo:margin-top="4.001cm" fo:margin-bottom="1cm" fo:text-align="start" style:justify-single-word="false" style:page-number="auto" fo:break-before="page" fo:padding="0cm" fo:border-left="none" fo:border-right="none" fo:border-top="none" fo:border-bottom="0.088cm solid #cccccc" style:shadow="none"/>
      <style:text-properties style:font-name="Arial Black" fo:font-size="2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top="0.57cm" fo:margin-bottom="0.101cm" fo:text-align="center" style:justify-single-word="false" fo:background-color="#e6e6e6">
        <style:background-image/>
      </style:paragraph-properties>
      <style:text-properties fo:font-size="13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cm" fo:text-align="start" style:justify-single-word="false"/>
      <style:text-properties style:font-name="Arial"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none" style:shadow="none" text:number-lines="false" text:line-number="0">
        <style:tab-stops>
          <style:tab-stop style:position="6.5cm" style:type="center"/>
          <style:tab-stop style:position="13cm" style:type="right"/>
        </style:tab-stops>
        <style:background-image/>
      </style:paragraph-properties>
      <style:text-properties style:font-name="Arial" fo:font-size="9pt" fo:font-weight="normal"/>
    </style:style>
    <style:style style:name="Header_20_left" style:display-name="Header left" style:family="paragraph" style:parent-style-name="Header" style:class="extra">
      <style:paragraph-properties fo:padding="0.049cm" fo:border-left="none" fo:border-right="none" fo:border-top="none" fo:border-bottom="0.018cm solid #000000" style:shadow="none" text:number-lines="false" text:line-number="0">
        <style:tab-stops>
          <style:tab-stop style:position="6.5cm" style:type="center"/>
          <style:tab-stop style:position="13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18cm solid #000000" style:shadow="none" text:number-lines="false" text:line-number="0">
        <style:tab-stops>
          <style:tab-stop style:position="6.5cm" style:type="center"/>
          <style:tab-stop style:position="13cm" style:type="right"/>
        </style:tab-stops>
      </style:paragraph-properties>
    </style:style>
    <style:style style:name="Footer" style:family="paragraph" style:parent-style-name="Standard" style:class="extra">
      <style:paragraph-properties fo:margin-left="11.501cm" fo:margin-right="0cm" fo:text-indent="0cm" style:auto-text-indent="false" fo:padding="0cm" fo:border="none" style:shadow="none" text:number-lines="false" text:line-number="0">
        <style:tab-stops>
          <style:tab-stop style:position="6.5cm" style:type="center"/>
          <style:tab-stop style:position="13cm" style:type="right"/>
        </style:tab-stops>
      </style:paragraph-properties>
      <style:text-properties style:font-name="Arial" fo:font-size="9pt" fo:font-weight="normal"/>
    </style:style>
    <style:style style:name="Footer_20_left" style:display-name="Footer left" style:family="paragraph" style:parent-style-name="Footer" style:class="extra">
      <style:paragraph-properties fo:margin-left="0cm" fo:margin-right="11.501cm" fo:text-indent="0cm" style:auto-text-indent="false" fo:padding="0cm" fo:border="none" text:number-lines="false" text:line-number="0">
        <style:tab-stops>
          <style:tab-stop style:position="6.5cm" style:type="center"/>
          <style:tab-stop style:position="13cm" style:type="right"/>
        </style:tab-stops>
      </style:paragraph-properties>
    </style:style>
    <style:style style:name="Footer_20_right" style:display-name="Footer right" style:family="paragraph" style:parent-style-name="Footer_20_left" style:class="extra">
      <style:paragraph-properties fo:margin-left="11.501cm" fo:margin-right="0cm" fo:text-align="end" style:justify-single-word="false" fo:text-indent="0cm" style:auto-text-indent="false" style:shadow="none" text:number-lines="false" text:line-number="0">
        <style:tab-stops>
          <style:tab-stop style:position="6.5cm" style:type="center"/>
          <style:tab-stop style:position="13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9.5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nux Libertine1" fo:font-size="9.5pt" fo:font-weight="bold" style:font-weight-asian="bold" style:font-weight-complex="bold"/>
    </style:style>
    <style:style style:name="Caption" style:family="paragraph" style:parent-style-name="Text_20_body" style:class="extra">
      <style:paragraph-properties fo:margin-top="0.101cm" fo:margin-bottom="0.15cm" fo:text-align="center" style:justify-single-word="false" text:number-lines="false" text:line-number="0"/>
      <style:text-properties fo:font-size="9pt" fo:font-style="italic" style:font-size-asian="12pt" style:font-style-asian="italic" style:font-size-complex="12pt" style:font-style-complex="italic"/>
    </style:style>
    <style:style style:name="Illustration" style:family="paragraph" style:parent-style-name="Caption" style:class="extra">
      <style:paragraph-properties fo:margin-top="0.25cm" fo:margin-bottom="0cm" fo:line-height="110%" fo:text-align="center" style:justify-single-word="false" style:shadow="none"/>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349cm" fo:margin-right="0cm" fo:text-indent="-0.349cm" style:auto-text-indent="false" text:number-lines="false" text:line-number="0">
        <style:tab-stops/>
      </style:paragraph-properties>
      <style:text-properties style:font-name="Times New Roman1" fo:font-size="9pt" style:font-size-asian="10pt" style:font-size-complex="10pt"/>
    </style:style>
    <style:style style:name="Index" style:family="paragraph" style:parent-style-name="Standard" style:class="index" style:master-page-name="">
      <style:paragraph-properties style:page-number="auto" fo:break-before="page" text:number-lines="false" text:line-number="0"/>
      <style:text-properties style:font-name="Linux Libertine" fo:font-size="11pt"/>
    </style:style>
    <style:style style:name="Index_20_Heading" style:display-name="Index Heading" style:family="paragraph" style:parent-style-name="Heading" style:class="index" style:master-page-name="Standard">
      <style:paragraph-properties fo:margin-left="0cm" fo:margin-right="0cm" fo:margin-top="1cm" fo:margin-bottom="1cm" fo:text-align="start" style:justify-single-word="false" fo:text-indent="0cm" style:auto-text-indent="false" style:page-number="auto" fo:padding="0cm" fo:border-left="none" fo:border-right="none" fo:border-top="none" fo:border-bottom="0.088cm solid #cccccc" style:shadow="none" text:number-lines="false" text:line-number="0"/>
      <style:text-properties fo:font-size="22pt" fo:font-weight="normal" style:font-size-asian="16pt" style:font-weight-asian="bold" style:font-size-complex="16pt" style:font-weight-complex="bold"/>
    </style:style>
    <style:style style:name="Contents_20_Heading" style:display-name="Contents Heading" style:family="paragraph" style:parent-style-name="Heading_20_1" style:class="index" style:master-page-name="Standard">
      <style:paragraph-properties fo:margin-left="0cm" fo:margin-right="0cm" fo:margin-top="1cm" fo:margin-bottom="1cm" fo:text-indent="0cm" style:auto-text-indent="false" style:page-number="auto" text:number-lines="false" text:line-number="0"/>
      <style:text-properties fo:font-weight="normal"/>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fo:break-before="auto" fo:break-after="auto" style:shadow="none">
        <style:tab-stops>
          <style:tab-stop style:position="13cm" style:type="right" style:leader-style="dotted" style:leader-text="."/>
        </style:tab-stops>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049cm" fo:margin-bottom="0cm" fo:text-indent="0cm" style:auto-text-indent="false" style:page-number="auto" fo:break-before="auto" fo:break-after="auto">
        <style:tab-stops>
          <style:tab-stop style:position="12.501cm" style:type="right" style:leader-style="dotted" style:leader-text="."/>
        </style:tab-stops>
      </style:paragraph-properties>
      <style:text-properties fo:font-size="10.5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fo:break-before="auto" fo:break-after="auto">
        <style:tab-stops>
          <style:tab-stop style:position="12.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text-indent="0cm" style:auto-text-indent="false" style:page-number="auto" fo:break-before="auto" fo:break-after="auto">
        <style:tab-stops>
          <style:tab-stop style:position="11.502cm" style:type="right" style:leader-style="dotted" style:leader-text="."/>
        </style:tab-stops>
      </style:paragraph-properties>
    </style:style>
    <style:style style:name="Contents_20_7" style:display-name="Contents 7" style:family="paragraph" style:parent-style-name="Index" style:class="index" style:master-page-name="">
      <style:paragraph-properties fo:margin-left="0cm" fo:margin-right="0cm" fo:margin-top="0.801cm" fo:margin-bottom="0.199cm" fo:text-indent="0cm" style:auto-text-indent="false" style:page-number="auto" fo:break-before="auto" fo:break-after="auto">
        <style:tab-stops>
          <style:tab-stop style:position="10.005cm" style:type="right" style:leader-style="dotted" style:leader-text="."/>
        </style:tab-stops>
      </style:paragraph-properties>
      <style:text-properties style:font-name="Delicious Heavy" fo:font-size="13pt" fo:font-weight="normal"/>
    </style:style>
    <style:style style:name="Preformatted_20_Text" style:display-name="Preformatted Text" style:family="paragraph" style:parent-style-name="Standard" style:class="html">
      <style:paragraph-properties fo:margin-left="0.03cm" fo:margin-right="0cm" fo:margin-top="0cm" fo:margin-bottom="0cm" fo:line-height="110%" fo:text-indent="0cm" style:auto-text-indent="false" fo:background-color="transparent" fo:padding="0.499cm" fo:border-left="0.088cm solid #cccccc" fo:border-right="none" fo:border-top="none" fo:border-bottom="none" style:shadow="none">
        <style:background-image/>
      </style:paragraph-properties>
      <style:text-properties style:font-name="Inconsolata" fo:font-size="9pt" fo:language="zxx" fo:country="none" fo:font-weight="normal" style:font-name-asian="Bitstream Vera Sans Mono" style:font-size-asian="10pt" style:font-name-complex="Bitstream Vera Sans Mono"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Source_20_Text">
      <style:text-properties style:use-window-font-color="true" style:font-name="FreeMono" fo:language="zxx" fo:country="none" style:text-underline-style="none" fo:font-weight="normal"/>
    </style:style>
    <style:style style:name="Main_20_index_20_entry" style:display-name="Main index entry" style:family="text">
      <style:text-properties fo:color="#ffffff" fo:font-weight="bold" style:font-weight-asian="bold" style:font-weight-complex="bold"/>
    </style:style>
    <style:style style:name="Footnote_20_anchor" style:display-name="Footnote anchor" style:family="text">
      <style:text-properties style:text-position="super 65%"/>
    </style:style>
    <style:style style:name="Emphasis" style:family="text">
      <style:text-properties fo:font-style="italic" style:font-style-asian="italic" style:font-style-complex="italic"/>
    </style:style>
    <style:style style:name="Source_20_Text" style:display-name="Source Text" style:family="text">
      <style:text-properties style:font-name="FreeMono" fo:font-size="10pt" fo:language="zxx" fo:country="none" fo:font-weight="normal" style:font-name-asian="Bitstream Vera Sans Mono" style:font-name-complex="Bitstream Vera Sans Mono"/>
    </style:style>
    <style:style style:name="Wiki_20_Link" style:display-name="Wiki Link" style:family="text">
      <style:text-properties fo:language="zxx" fo:country="none" style:text-underline-style="dash"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suffix="." style:num-format="1" text:display-levels="2">
        <style:list-level-properties text:min-label-distance="0.381cm"/>
      </text:outline-level-style>
      <text:outline-level-style text:level="6" style:num-suffix="." style:num-format="1" text:display-levels="2">
        <style:list-level-properties text:min-label-distance="0.381cm"/>
      </text:outline-level-style>
      <text:outline-level-style text:level="7" style:num-suffix="." style:num-format="1" text:display-levels="2">
        <style:list-level-properties text:min-label-distance="0.381cm"/>
      </text:outline-level-style>
      <text:outline-level-style text:level="8" style:num-suffix="." style:num-format="1" text:display-levels="2">
        <style:list-level-properties text:min-label-distance="0.381cm"/>
      </text:outline-level-style>
      <text:outline-level-style text:level="9" style:num-suffix="." style:num-format="1" text:display-levels="2">
        <style:list-level-properties text:min-label-distance="0.381cm"/>
      </text:outline-level-style>
      <text:outline-level-style text:level="10" style:num-suffix="." style:num-format="1" text:display-levels="2">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style:list-level-properties text:space-before="0.501cm" text:min-label-width="0.499cm"/>
      </text:list-level-style-number>
      <text:list-level-style-number text:level="3" text:style-name="Numbering_20_Symbols" style:num-suffix="  " style:num-format="1">
        <style:list-level-properties text:space-before="1cm" text:min-label-width="0.499cm"/>
      </text:list-level-style-number>
      <text:list-level-style-number text:level="4" text:style-name="Numbering_20_Symbols" style:num-suffix="  " style:num-format="1">
        <style:list-level-properties text:space-before="1.501cm" text:min-label-width="0.499cm"/>
      </text:list-level-style-number>
      <text:list-level-style-number text:level="5" text:style-name="Numbering_20_Symbols" style:num-suffix="  " style:num-format="1">
        <style:list-level-properties text:space-before="2cm" text:min-label-width="0.499cm"/>
      </text:list-level-style-number>
      <text:list-level-style-number text:level="6" text:style-name="Numbering_20_Symbols" style:num-suffix="  " style:num-format="1">
        <style:list-level-properties text:space-before="2.501cm" text:min-label-width="0.499cm"/>
      </text:list-level-style-number>
      <text:list-level-style-number text:level="7" text:style-name="Numbering_20_Symbols" style:num-suffix="  " style:num-format="1">
        <style:list-level-properties text:space-before="3.001cm" text:min-label-width="0.499cm"/>
      </text:list-level-style-number>
      <text:list-level-style-number text:level="8" text:style-name="Numbering_20_Symbols" style:num-suffix="  " style:num-format="1">
        <style:list-level-properties text:space-before="3.502cm" text:min-label-width="0.499cm"/>
      </text:list-level-style-number>
      <text:list-level-style-number text:level="9" text:style-name="Numbering_20_Symbols" style:num-suffix="  " style:num-format="1">
        <style:list-level-properties text:space-before="4.001cm" text:min-label-width="0.499cm"/>
      </text:list-level-style-number>
      <text:list-level-style-number text:level="10" text:style-name="Numbering_20_Symbols" style:num-suffix="  " style:num-format="1">
        <style:list-level-properties text:space-before="4.502cm" text:min-label-width="0.499cm"/>
      </text:list-level-style-number>
    </text:list-style>
    <text:list-style style:name="List_20_Style" style:display-name="List Style">
      <text:list-level-style-bullet text:level="1" text:style-name="Zeichenformat" style:num-suffix="." text:bullet-char="●">
        <style:list-level-properties text:space-before="0.2cm" text:min-label-width="0.4cm"/>
        <style:text-properties style:font-name="Linux Libertine"/>
      </text:list-level-style-bullet>
      <text:list-level-style-bullet text:level="2" text:style-name="Zeichenformat" style:num-suffix="." text:bullet-char="●">
        <style:list-level-properties text:space-before="1.27cm" text:min-label-width="0.635cm"/>
        <style:text-properties style:font-name="Linux Libertine"/>
      </text:list-level-style-bullet>
      <text:list-level-style-bullet text:level="3" text:style-name="Zeichenformat" style:num-suffix="." text:bullet-char="●">
        <style:list-level-properties text:space-before="1.905cm" text:min-label-width="0.635cm"/>
        <style:text-properties style:font-name="Linux Libertine"/>
      </text:list-level-style-bullet>
      <text:list-level-style-bullet text:level="4" text:style-name="Zeichenformat" style:num-suffix="." text:bullet-char="●">
        <style:list-level-properties text:space-before="2.54cm" text:min-label-width="0.635cm"/>
        <style:text-properties style:font-name="Linux Libertine"/>
      </text:list-level-style-bullet>
      <text:list-level-style-bullet text:level="5" text:style-name="Zeichenformat" style:num-suffix="." text:bullet-char="●">
        <style:list-level-properties text:space-before="3.175cm" text:min-label-width="0.635cm"/>
        <style:text-properties style:font-name="Linux Libertine"/>
      </text:list-level-style-bullet>
      <text:list-level-style-bullet text:level="6" text:style-name="Zeichenformat" style:num-suffix="." text:bullet-char="●">
        <style:list-level-properties text:space-before="3.81cm" text:min-label-width="0.635cm"/>
        <style:text-properties style:font-name="Linux Libertine"/>
      </text:list-level-style-bullet>
      <text:list-level-style-bullet text:level="7" text:style-name="Zeichenformat" style:num-suffix="." text:bullet-char="●">
        <style:list-level-properties text:space-before="4.445cm" text:min-label-width="0.635cm"/>
        <style:text-properties style:font-name="Linux Libertine"/>
      </text:list-level-style-bullet>
      <text:list-level-style-bullet text:level="8" text:style-name="Zeichenformat" style:num-suffix="." text:bullet-char="●">
        <style:list-level-properties text:space-before="5.08cm" text:min-label-width="0.635cm"/>
        <style:text-properties style:font-name="Linux Libertine"/>
      </text:list-level-style-bullet>
      <text:list-level-style-bullet text:level="9" text:style-name="Zeichenformat" style:num-suffix="." text:bullet-char="●">
        <style:list-level-properties text:space-before="5.715cm" text:min-label-width="0.635cm"/>
        <style:text-properties style:font-name="Linux Libertine"/>
      </text:list-level-style-bullet>
      <text:list-level-style-bullet text:level="10" text:style-name="Zeichenformat" style:num-suffix="." text:bullet-char="●">
        <style:list-level-properties text:space-before="6.35cm" text:min-label-width="0.635cm"/>
        <style:text-properties style:font-name="Linux Libertine"/>
      </text:list-level-style-bullet>
    </text:list-style>
    <text:list-style style:name="TipList">
      <text:list-level-style-bullet text:level="1" text:style-name="Numbering_20_Symbols" text:bullet-char="">
        <style:list-level-properties text:min-label-width="0.635cm"/>
        <style:text-properties style:font-name="OpenSymbol"/>
      </text:list-level-style-bullet>
      <text:list-level-style-bullet text:level="2" text:style-name="Numbering_20_Symbols" text:bullet-char="">
        <style:list-level-properties text:space-before="1.27cm" text:min-label-width="0.635cm"/>
        <style:text-properties style:font-name="OpenSymbol"/>
      </text:list-level-style-bullet>
      <text:list-level-style-bullet text:level="3" text:style-name="Numbering_20_Symbols" text:bullet-char="">
        <style:list-level-properties text:space-before="1.905cm" text:min-label-width="0.635cm"/>
        <style:text-properties style:font-name="OpenSymbol"/>
      </text:list-level-style-bullet>
      <text:list-level-style-bullet text:level="4" text:style-name="Numbering_20_Symbols" text:bullet-char="">
        <style:list-level-properties text:space-before="2.54cm" text:min-label-width="0.635cm"/>
        <style:text-properties style:font-name="OpenSymbol"/>
      </text:list-level-style-bullet>
      <text:list-level-style-bullet text:level="5" text:style-name="Numbering_20_Symbols" text:bullet-char="">
        <style:list-level-properties text:space-before="3.175cm" text:min-label-width="0.635cm"/>
        <style:text-properties style:font-name="OpenSymbol"/>
      </text:list-level-style-bullet>
      <text:list-level-style-bullet text:level="6" text:style-name="Numbering_20_Symbols" text:bullet-char="">
        <style:list-level-properties text:space-before="3.81cm" text:min-label-width="0.635cm"/>
        <style:text-properties style:font-name="OpenSymbol"/>
      </text:list-level-style-bullet>
      <text:list-level-style-bullet text:level="7" text:style-name="Numbering_20_Symbols" text:bullet-char="">
        <style:list-level-properties text:space-before="4.445cm" text:min-label-width="0.635cm"/>
        <style:text-properties style:font-name="OpenSymbol"/>
      </text:list-level-style-bullet>
      <text:list-level-style-bullet text:level="8" text:style-name="Numbering_20_Symbols" text:bullet-char="">
        <style:list-level-properties text:space-before="5.08cm" text:min-label-width="0.635cm"/>
        <style:text-properties style:font-name="OpenSymbol"/>
      </text:list-level-style-bullet>
      <text:list-level-style-bullet text:level="9" text:style-name="Numbering_20_Symbols" text:bullet-char="">
        <style:list-level-properties text:space-before="5.715cm" text:min-label-width="0.635cm"/>
        <style:text-properties style:font-name="OpenSymbol"/>
      </text:list-level-style-bullet>
      <text:list-level-style-bullet text:level="10" text:style-name="Numbering_20_Symbols" text:bullet-char="">
        <style:list-level-properties text:space-before="6.35cm" text:min-label-width="0.635cm"/>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701cm" fo:page-height="23.299cm" style:num-format="1" style:print-orientation="portrait" fo:margin-top="1.251cm" fo:margin-bottom="1.251cm" fo:margin-left="2.101cm" fo:margin-right="2.101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17.701cm" fo:page-height="23.299cm" style:num-format="1" style:print-orientation="portrait" fo:margin-top="1.3cm" fo:margin-bottom="1.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3" style:page-usage="left">
      <style:page-layout-properties fo:page-width="17.701cm" fo:page-height="23.299cm" style:num-format="1" style:print-orientation="portrait" fo:margin-top="1.3cm" fo:margin-bottom="1.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usage="right">
      <style:page-layout-properties fo:page-width="17.701cm" fo:page-height="23.299cm" style:num-format="1" style:print-orientation="portrait" fo:margin-top="1.3cm" fo:margin-bottom="1.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5">
      <style:page-layout-properties fo:page-width="17.701cm" fo:page-height="23.299cm" style:num-format="1" style:print-orientation="portrait" fo:margin-top="1.3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6">
      <style:page-layout-properties fo:page-width="17.701cm" fo:page-height="23.2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_20_right"><text:page-number text:select-page="current">11</text:page-number></text:p>
      </style:footer>
      <style:footer-left>
        <text:p text:style-name="Footer_20_left"><text:page-number text:select-page="current">11</text:page-number></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_20_left"/>
      </style:header>
      <style:footer>
        <text:p text:style-name="Footer_20_left"/>
      </style:footer>
    </style:master-page>
    <style:master-page style:name="Index" style:page-layout-name="Mpm5">
      <style:header>
        <text:p text:style-name="Header"/>
      </style:header>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7-31T17:29:32</meta:creation-date>
    <dc:date>2010-10-09T23:00:24</dc:date>
    <meta:print-date>2007-10-03T17:03:01</meta:print-date>
    <meta:editing-cycles>269</meta:editing-cycles>
    <meta:editing-duration>PT102H24M47S</meta:editing-duration>
    <dc:creator>Jochen Topf</dc:creator>
    <meta:document-statistic meta:table-count="12" meta:image-count="0" meta:object-count="0" meta:page-count="11" meta:paragraph-count="205" meta:word-count="2653" meta:character-count="17426"/>
    <meta:user-defined meta:name="Info 1"/>
    <meta:user-defined meta:name="Info 2"/>
    <meta:user-defined meta:name="Info 3"/>
    <meta:user-defined meta:name="Info 4"/>
  </office:meta>
</office:document-meta>
</file>